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SimpleOS code clean up</text:p>
      <text:p text:style-name="P3">Summary</text:p>
      <text:p text:style-name="P1"/>
      <text:p text:style-name="P2">As part of the latest release candidate the code for the kernel has undergone several major overhauls, making it more readable and containing several optimizations to make it more us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lake Loring</meta:initial-creator>
    <meta:creation-date>2010-08-11T22:29:10</meta:creation-date>
    <dc:creator>Blake Loring</dc:creator>
    <dc:date>2010-08-11T22:39:05</dc:date>
    <meta:editing-cycles>2</meta:editing-cycles>
    <meta:editing-duration>PT9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36" meta:character-count="220"/>
  </office:meta>
</office:document-meta>
</file>